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NZ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ce1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Needed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Lot / Min Amount</text:p>
          </table:table-cell>
          <table:table-cell table:style-name="Default" office:value-type="string" calcext:value-type="string">
            <text:p>Unit</text:p>
          </table:table-cell>
          <table:table-cell table:style-name="Default" office:value-type="string" calcext:value-type="string">
            <text:p>Net</text:p>
          </table:table-cell>
          <table:table-cell table:style-name="Default" office:value-type="string" calcext:value-type="string">
            <text:p>Running</text:p>
          </table:table-cell>
        </table:table-row>
        <table:table-row table:style-name="ro1">
          <table:table-cell office:value-type="string" calcext:value-type="string">
            <text:p>10n Capaci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20415578.htm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A</text:p>
          </table:table-cell>
          <table:table-cell table:formula="of:=SUM([.H$2:.H2])" office:value-type="currency" office:currency="NZ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100n Capacitor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49002969.htm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A</text:p>
          </table:table-cell>
          <table:table-cell table:formula="of:=SUM([.H$2:.H3])" office:value-type="currency" office:currency="NZ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10u Capacito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49002971.htm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</text:p>
          </table:table-cell>
          <table:table-cell table:formula="of:=SUM([.H$2:.H4])" office:value-type="currency" office:currency="NZ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22u Capaci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18214342.html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A</text:p>
          </table:table-cell>
          <table:table-cell table:formula="of:=SUM([.H$2:.H5])" office:value-type="currency" office:currency="NZ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100k Resistor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2843019.html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A</text:p>
          </table:table-cell>
          <table:table-cell table:formula="of:=SUM([.H$2:.H6])" office:value-type="currency" office:currency="NZ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10k Resistor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2903232.html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A</text:p>
          </table:table-cell>
          <table:table-cell table:formula="of:=SUM([.H$2:.H7])" office:value-type="currency" office:currency="NZ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1k Resistor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2903245.html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A</text:p>
          </table:table-cell>
          <table:table-cell table:formula="of:=SUM([.H$2:.H8])" office:value-type="currency" office:currency="NZ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1M Resis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2903250.html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A</text:p>
          </table:table-cell>
          <table:table-cell table:formula="of:=SUM([.H$2:.H9])" office:value-type="currency" office:currency="NZ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47k Resist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1364438.html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A</text:p>
          </table:table-cell>
          <table:table-cell table:formula="of:=SUM([.H$2:.H10])" office:value-type="currency" office:currency="NZ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68k Resis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1364508.html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A</text:p>
          </table:table-cell>
          <table:table-cell table:formula="of:=SUM([.H$2:.H11])" office:value-type="currency" office:currency="NZ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14k Resis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1369251.html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A</text:p>
          </table:table-cell>
          <table:table-cell table:formula="of:=SUM([.H$2:.H12])" office:value-type="currency" office:currency="NZ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20k Resis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119353.html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A</text:p>
          </table:table-cell>
          <table:table-cell table:formula="of:=SUM([.H$2:.H13])" office:value-type="currency" office:currency="NZ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200r Resis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714576.html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A</text:p>
          </table:table-cell>
          <table:table-cell table:formula="of:=SUM([.H$2:.H14])" office:value-type="currency" office:currency="NZ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2k Resis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119330.html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A</text:p>
          </table:table-cell>
          <table:table-cell table:formula="of:=SUM([.H$2:.H15])" office:value-type="currency" office:currency="NZ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100r Resis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1366145.html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A</text:p>
          </table:table-cell>
          <table:table-cell table:formula="of:=SUM([.H$2:.H16])" office:value-type="currency" office:currency="NZ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33r Resis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713968.html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A</text:p>
          </table:table-cell>
          <table:table-cell table:formula="of:=SUM([.H$2:.H17])" office:value-type="currency" office:currency="NZ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82r Resis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119302.html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A</text:p>
          </table:table-cell>
          <table:table-cell table:formula="of:=SUM([.H$2:.H18])" office:value-type="currency" office:currency="NZ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470r Resis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129899.htm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A</text:p>
          </table:table-cell>
          <table:table-cell table:formula="of:=SUM([.H$2:.H19])" office:value-type="currency" office:currency="NZ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47r Resis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119296.htm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A</text:p>
          </table:table-cell>
          <table:table-cell table:formula="of:=SUM([.H$2:.H20])" office:value-type="currency" office:currency="NZ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330r Resis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713986.html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A</text:p>
          </table:table-cell>
          <table:table-cell table:formula="of:=SUM([.H$2:.H21])" office:value-type="currency" office:currency="NZ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30r Resis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18724276.htm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A</text:p>
          </table:table-cell>
          <table:table-cell table:formula="of:=SUM([.H$2:.H22])" office:value-type="currency" office:currency="NZ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120r Resis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173141.htm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A</text:p>
          </table:table-cell>
          <table:table-cell table:formula="of:=SUM([.H$2:.H23])" office:value-type="currency" office:currency="NZ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39r Resis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119294.htm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A</text:p>
          </table:table-cell>
          <table:table-cell table:formula="of:=SUM([.H$2:.H24])" office:value-type="currency" office:currency="NZ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6.8k Resis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3397534.htm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A</text:p>
          </table:table-cell>
          <table:table-cell table:formula="of:=SUM([.H$2:.H25])" office:value-type="currency" office:currency="NZ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BC557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512874.htm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</text:p>
          </table:table-cell>
          <table:table-cell table:formula="of:=SUM([.H$2:.H26])" office:value-type="currency" office:currency="NZ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BC547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900798.htm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</text:p>
          </table:table-cell>
          <table:table-cell table:formula="of:=SUM([.H$2:.H27])" office:value-type="currency" office:currency="NZ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Diode (1N4148)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402212.htm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currency" office:currency="NZD" office:value="0.47" calcext:value-type="currency">
            <text:p>$0.47</text:p>
          </table:table-cell>
          <table:table-cell table:formula="of:=SUM([.H$28:.H28])" office:value-type="currency" office:currency="NZD" office:value="0.47" calcext:value-type="currency">
            <text:p>$0.47</text:p>
          </table:table-cell>
        </table:table-row>
        <table:table-row table:style-name="ro1">
          <table:table-cell office:value-type="string" calcext:value-type="string">
            <text:p>3362P 1k Trimpo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118947.htm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currency" office:currency="NZD" office:value="0.72" calcext:value-type="currency">
            <text:p>$0.72</text:p>
          </table:table-cell>
          <table:table-cell table:formula="of:=SUM([.H$28:.H29])" office:value-type="currency" office:currency="NZD" office:value="1.19" calcext:value-type="currency">
            <text:p>$1.19</text:p>
          </table:table-cell>
        </table:table-row>
        <table:table-row table:style-name="ro1">
          <table:table-cell office:value-type="string" calcext:value-type="string">
            <text:p>3362P 10k Trimpo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118956.htm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currency" office:currency="NZD" office:value="0.82" calcext:value-type="currency">
            <text:p>$0.82</text:p>
          </table:table-cell>
          <table:table-cell table:formula="of:=SUM([.H$28:.H30])" office:value-type="currency" office:currency="NZD" office:value="2.01" calcext:value-type="currency">
            <text:p>$2.01</text:p>
          </table:table-cell>
        </table:table-row>
        <table:table-row table:style-name="ro1">
          <table:table-cell office:value-type="string" calcext:value-type="string">
            <text:p>3362P 100k Trimpo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118966.htm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currency" office:currency="NZD" office:value="0.77" calcext:value-type="currency">
            <text:p>$0.77</text:p>
          </table:table-cell>
          <table:table-cell table:formula="of:=SUM([.H$28:.H31])" office:value-type="currency" office:currency="NZD" office:value="2.78" calcext:value-type="currency">
            <text:p>$2.78</text:p>
          </table:table-cell>
        </table:table-row>
        <table:table-row table:style-name="ro1">
          <table:table-cell office:value-type="string" calcext:value-type="string">
            <text:p>RK097 1M Vertical P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https://www.aliexpress.com/item/1005007278123055.htm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</text:p>
          </table:table-cell>
          <table:table-cell table:formula="of:=SUM([.H$28:.H32])" office:value-type="currency" office:currency="NZD" office:value="2.78" calcext:value-type="currency">
            <text:p>$2.78</text:p>
          </table:table-cell>
        </table:table-row>
        <table:table-row table:style-name="ro1">
          <table:table-cell office:value-type="string" calcext:value-type="string">
            <text:p>RK097 100k Vertical Po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https://www.aliexpress.com/item/1005007278123055.htm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</text:p>
          </table:table-cell>
          <table:table-cell table:formula="of:=SUM([.H$28:.H33])" office:value-type="currency" office:currency="NZD" office:value="2.78" calcext:value-type="currency">
            <text:p>$2.78</text:p>
          </table:table-cell>
        </table:table-row>
        <table:table-row table:style-name="ro1">
          <table:table-cell office:value-type="string" calcext:value-type="string">
            <text:p>10k NTC Thermisto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13879.htm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currency" office:currency="NZD" office:value="0.44" calcext:value-type="currency">
            <text:p>$0.44</text:p>
          </table:table-cell>
          <table:table-cell table:formula="of:=SUM([.H$28:.H34])" office:value-type="currency" office:currency="NZD" office:value="3.22" calcext:value-type="currency">
            <text:p>$3.22</text:p>
          </table:table-cell>
        </table:table-row>
        <table:table-row table:style-name="ro1">
          <table:table-cell office:value-type="string" calcext:value-type="string">
            <text:p>TL07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133542.html</text:p>
          </table:table-cell>
          <table:table-cell office:value-type="float" office:value="1" calcext:value-type="float">
            <text:p>1</text:p>
          </table:table-cell>
          <table:table-cell office:value-type="currency" office:currency="NZD" office:value="0.6935" calcext:value-type="currency">
            <text:p>$0.69</text:p>
          </table:table-cell>
          <table:table-cell office:value-type="currency" office:currency="NZD" office:value="2.08" calcext:value-type="currency">
            <text:p>$2.08</text:p>
          </table:table-cell>
          <table:table-cell table:formula="of:=SUM([.H$28:.H35])" office:value-type="currency" office:currency="NZD" office:value="5.3" calcext:value-type="currency">
            <text:p>$5.30</text:p>
          </table:table-cell>
        </table:table-row>
        <table:table-row table:style-name="ro1">
          <table:table-cell office:value-type="string" calcext:value-type="string">
            <text:p>AMS1117-2.5 SOT2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12087.html</text:p>
          </table:table-cell>
          <table:table-cell office:value-type="float" office:value="5" calcext:value-type="float">
            <text:p>5</text:p>
          </table:table-cell>
          <table:table-cell office:value-type="currency" office:currency="NZD" office:value="0.2576" calcext:value-type="currency">
            <text:p>$0.26</text:p>
          </table:table-cell>
          <table:table-cell office:value-type="currency" office:currency="NZD" office:value="1.29" calcext:value-type="currency">
            <text:p>$1.29</text:p>
          </table:table-cell>
          <table:table-cell table:formula="of:=SUM([.H$28:.H36])" office:value-type="currency" office:currency="NZD" office:value="6.59" calcext:value-type="currency">
            <text:p>$6.59</text:p>
          </table:table-cell>
        </table:table-row>
        <table:table-row table:style-name="ro1">
          <table:table-cell office:value-type="string" calcext:value-type="string">
            <text:p>TC76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640848.htm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currency" office:currency="NZD" office:value="1.9" calcext:value-type="currency">
            <text:p>$1.90</text:p>
          </table:table-cell>
          <table:table-cell table:formula="of:=SUM([.H$28:.H37])" office:value-type="currency" office:currency="NZD" office:value="8.49" calcext:value-type="currency">
            <text:p>$8.49</text:p>
          </table:table-cell>
        </table:table-row>
        <table:table-row table:style-name="ro1">
          <table:table-cell office:value-type="string" calcext:value-type="string">
            <text:p>PJ301F Audio Jack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https://www.aliexpress.com/item/1005007344185064.htm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currency" office:currency="NZD" office:value="3.66" calcext:value-type="currency">
            <text:p>$3.66</text:p>
          </table:table-cell>
          <table:table-cell table:formula="of:=SUM([.H$28:.H38])" office:value-type="currency" office:currency="NZD" office:value="12.15" calcext:value-type="currency">
            <text:p>$12.15</text:p>
          </table:table-cell>
        </table:table-row>
        <table:table-row table:style-name="ro1">
          <table:table-cell office:value-type="string" calcext:value-type="string">
            <text:p>2x8 2.54mm ID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lcsc.com/product-detail/C7430313.html</text:p>
          </table:table-cell>
          <table:table-cell office:value-type="float" office:value="5" calcext:value-type="float">
            <text:p>5</text:p>
          </table:table-cell>
          <table:table-cell office:value-type="currency" office:currency="NZD" office:value="0.0834" calcext:value-type="currency">
            <text:p>$0.08</text:p>
          </table:table-cell>
          <table:table-cell office:value-type="currency" office:currency="NZD" office:value="0.42" calcext:value-type="currency">
            <text:p>$0.42</text:p>
          </table:table-cell>
          <table:table-cell table:formula="of:=SUM([.H$28:.H39])" office:value-type="currency" office:currency="NZD" office:value="12.57" calcext:value-type="currency">
            <text:p>$12.57</text:p>
          </table:table-cell>
        </table:table-row>
        <table:table-row table:style-name="ro1">
          <table:table-cell office:value-type="string" calcext:value-type="string">
            <text:p>Aluminium Plate (100x200x2mm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www.aliexpress.com/item/1005007160296738.htm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currency" office:currency="NZD" office:value="6.23" calcext:value-type="currency">
            <text:p>$6.23</text:p>
          </table:table-cell>
          <table:table-cell table:formula="of:=SUM([.H$28:.H40])" office:value-type="currency" office:currency="NZD" office:value="18.8" calcext:value-type="currency">
            <text:p>$18.80</text:p>
          </table:table-cell>
        </table:table-row>
        <table:table-row table:style-name="ro1">
          <table:table-cell office:value-type="string" calcext:value-type="string">
            <text:p>M3x18mm Bo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https://www.aliexpress.com/item/32810852732.html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formula="of:=SUM([.H$28:.H41])" office:value-type="currency" office:currency="NZD" office:value="18.8" calcext:value-type="currency">
            <text:p>$18.80</text:p>
          </table:table-cell>
        </table:table-row>
        <table:table-row table:style-name="ro1">
          <table:table-cell office:value-type="string" calcext:value-type="string">
            <text:p>M3 Hex N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https://www.aliexpress.com/item/1005007593861199.html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formula="of:=SUM([.H$28:.H42])" office:value-type="currency" office:currency="NZD" office:value="18.8" calcext:value-type="currency">
            <text:p>$18.80</text:p>
          </table:table-cell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Totals</text:p>
          </table:table-cell>
          <table:table-cell/>
          <table:table-cell office:value-type="string" calcext:value-type="string">
            <text:p>Money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Aliexpress, Inc. Shipping + Tax</text:p>
          </table:table-cell>
          <table:table-cell/>
          <table:table-cell table:style-name="ce1" office:value-type="currency" office:currency="NZD" office:value="12.67" calcext:value-type="currency">
            <text:p>$12.67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LCSC, Inc. Shipping + Tax</text:p>
          </table:table-cell>
          <table:table-cell/>
          <table:table-cell table:style-name="ce1" office:value-type="currency" office:currency="NZD" office:value="11.83" calcext:value-type="currency">
            <text:p>$11.83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Totals</text:p>
          </table:table-cell>
          <table:table-cell/>
          <table:table-cell table:style-name="ce1" table:formula="of:=SUM([.C45:.C46])" office:value-type="currency" office:currency="NZD" office:value="24.5" calcext:value-type="currency">
            <text:p>$24.50</text:p>
          </table:table-cell>
          <table:table-cell table:number-columns-repeated="3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0">00/00/0000</text:date>, <text:time style:data-style-name="N2" text:time-value="18:54:37.157262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9T16:39:09.759384900</meta:creation-date>
    <meta:editing-duration>PT1H26M29S</meta:editing-duration>
    <meta:editing-cycles>9</meta:editing-cycles>
    <meta:generator>LibreOffice/26.2.2.2$Windows_X86_64 LibreOffice_project/1f77d10d6938fd34972958f64b2bcfa54f8b1ba5</meta:generator>
    <dc:date>2026-04-20T19:31:55.496955000</dc:date>
    <meta:document-statistic meta:table-count="1" meta:cell-count="386" meta:object-count="0"/>
  </office:meta>
</office:document-meta>
</file>